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3abdd" officeooo:paragraph-rsid="0013abdd"/>
    </style:style>
    <style:style style:name="P2" style:family="paragraph" style:parent-style-name="Standard" style:list-style-name="L3">
      <style:text-properties officeooo:rsid="0013abdd" officeooo:paragraph-rsid="0013abdd"/>
    </style:style>
    <style:style style:name="P3" style:family="paragraph" style:parent-style-name="Standard" style:list-style-name="L4">
      <style:text-properties officeooo:rsid="0013abdd" officeooo:paragraph-rsid="0013abdd"/>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13abdd" officeooo:paragraph-rsid="0013abdd"/>
    </style:style>
    <style:style style:name="P5" style:family="paragraph" style:parent-style-name="Standard">
      <style:paragraph-properties fo:text-align="start" style:justify-single-word="false"/>
      <style:text-properties style:text-underline-style="none" fo:font-weight="bold" officeooo:rsid="0013abdd" officeooo:paragraph-rsid="0013abdd" style:font-weight-asian="bold" style:font-weight-complex="bold"/>
    </style:style>
    <style:style style:name="P6" style:family="paragraph" style:parent-style-name="Standard">
      <style:text-properties fo:font-weight="bold" officeooo:rsid="0013abdd" officeooo:paragraph-rsid="0013abdd" style:font-weight-asian="bold" style:font-weight-complex="bold"/>
    </style:style>
    <style:style style:name="P7" style:family="paragraph" style:parent-style-name="Standard">
      <style:text-properties officeooo:paragraph-rsid="0013abdd"/>
    </style:style>
    <style:style style:name="P8" style:family="paragraph" style:parent-style-name="Standard" style:list-style-name="L2">
      <style:text-properties officeooo:paragraph-rsid="0013abd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3abdd"/>
    </style:style>
    <style:style style:name="T3" style:family="text">
      <style:text-properties officeooo:rsid="0013abdd"/>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style:text-underline-style="none" officeooo:rsid="0013abdd"/>
    </style:style>
    <text:list-style style:name="L1">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DS Term 1 Proposal</text:p>
      <text:p text:style-name="P4"/>
      <text:p text:style-name="P5">Team Members: <text:span text:style-name="T4">Brennan Wilkes, Romar Lamanilao, and Michael Liu</text:span></text:p>
      <text:p text:style-name="P1"/>
      <text:p text:style-name="P1"><text:span text:style-name="T5">Goal: </text:span><text:span text:style-name="T4">To c</text:span>omplete a fully functional character for a 3d video game. The entire game may be completed in the following terms.</text:p>
      <text:p text:style-name="P1"/>
      <text:p text:style-name="P6">Software:</text:p>
      <text:p text:style-name="P1"><text:tab/><text:span text:style-name="T1">Models:</text:span> Blender</text:p>
      <text:p text:style-name="P1"><text:tab/><text:span text:style-name="T1">Textures:</text:span> Photoshop cs6</text:p>
      <text:p text:style-name="P1"><text:tab/><text:span text:style-name="T1">Game rendering:</text:span> Panda3d</text:p>
      <text:p text:style-name="P1"/>
      <text:p text:style-name="P1"><text:span text:style-name="T5">Features to be completed:</text:span><text:tab/></text:p>
      <text:p text:style-name="P7"><text:span text:style-name="T3"><text:tab/></text:span><text:span text:style-name="T2">Textured:</text:span><text:span text:style-name="T7"> </text:span></text:p>
      <text:list xml:id="list6775161222298140305" text:style-name="L2">
        <text:list-item>
          <text:p text:style-name="P8"><text:span text:style-name="T6">Character</text:span></text:p>
        </text:list-item>
        <text:list-item>
          <text:p text:style-name="P8"><text:span text:style-name="T3">2-5 Melee weapons</text:span></text:p>
        </text:list-item>
        <text:list-item>
          <text:p text:style-name="P8"><text:span text:style-name="T3">2-5 Ranged weapons</text:span></text:p>
        </text:list-item>
        <text:list-item>
          <text:p text:style-name="P8"><text:span text:style-name="T3">Small testing space (with stairs, walls, ledges, hills)</text:span></text:p>
        </text:list-item>
      </text:list>
      <text:p text:style-name="P1"><text:tab/></text:p>
      <text:p text:style-name="P1"><text:tab/><text:span text:style-name="T1">Animated and Controllable:</text:span></text:p>
      <text:list xml:id="list2537816242095610202" text:style-name="L3">
        <text:list-item>
          <text:p text:style-name="P2">Walking</text:p>
        </text:list-item>
        <text:list-item>
          <text:p text:style-name="P2">Jumping</text:p>
        </text:list-item>
        <text:list-item>
          <text:p text:style-name="P2">Sprinting</text:p>
        </text:list-item>
        <text:list-item>
          <text:p text:style-name="P2">Crouching</text:p>
        </text:list-item>
        <text:list-item>
          <text:p text:style-name="P2">Crawling<text:tab/></text:p>
        </text:list-item>
        <text:list-item>
          <text:p text:style-name="P2">Melee attack with multiple weapons</text:p>
        </text:list-item>
        <text:list-item>
          <text:p text:style-name="P2">Ranged attack with multiple weapons</text:p>
        </text:list-item>
        <text:list-item>
          <text:p text:style-name="P2">Item pickup</text:p>
        </text:list-item>
        <text:list-item>
          <text:p text:style-name="P2">Item dropping</text:p>
        </text:list-item>
        <text:list-item>
          <text:p text:style-name="P2">Grabbing/hanging from ledges</text:p>
        </text:list-item>
        <text:list-item>
          <text:p text:style-name="P2">Dynamic camera system</text:p>
          <text:list>
            <text:list-item>
              <text:p text:style-name="P2">Normally the mouse will control the direction the character is facing</text:p>
            </text:list-item>
            <text:list-item>
              <text:p text:style-name="P2">While enemies are in the area, the mouse will control where the character is aiming</text:p>
            </text:list-item>
          </text:list>
        </text:list-item>
      </text:list>
      <text:p text:style-name="P1"><text:tab/><text:span text:style-name="T1">Other Features:</text:span></text:p>
      <text:list xml:id="list8612506420262987410" text:style-name="L4">
        <text:list-item>
          <text:p text:style-name="P3">Fully adjustable key bind system</text:p>
        </text:list-item>
        <text:list-item>
          <text:p text:style-name="P3">Startup/setup GUI</text:p>
        </text:list-item>
        <text:list-item>
          <text:p text:style-name="P3">Health System</text:p>
        </text:list-item>
        <text:list-item>
          <text:p text:style-name="P3">Consumable items which can increase health</text:p>
        </text:list-item>
        <text:list-item>
          <text:p text:style-name="P3">Food/water system</text:p>
        </text:list-item>
        <text:list-item>
          <text:p text:style-name="P3">Consumable items which can be consumed or saved</text:p>
        </text:list-item>
        <text:list-item>
          <text:p text:style-name="P3">Inventory system</text:p>
        </text:list-item>
        <text:list-item>
          <text:p text:style-name="P3">Weight system which adjusts movement speed</text:p>
        </text:list-item>
      </text:list>
      <text:p text:style-name="P1"><text:tab/><text:tab/></text:p>
      <text:p text:style-name="P1"><text:span text:style-name="T5">Work Division:</text:span></text:p>
      <text:p text:style-name="P1"><text:span text:style-name="T4">Each member of our team will work on separate modules for the whole project each class. For example, Michael may work on a camera control script, Romary may work on a new sword model, and Brennan may work on a staircase detection / climbing script. This way, we can all be working on different parts of the project, but we will not have to wait until another member has finished their part before continuing with our 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M3S</meta:editing-duration>
    <meta:editing-cycles>3</meta:editing-cycles>
    <meta:generator>LibreOffice/5.1.2.2$Windows_x86 LibreOffice_project/d3bf12ecb743fc0d20e0be0c58ca359301eb705f</meta:generator>
    <dc:date>2016-09-15T21:55:52.252000000</dc:date>
    <meta:document-statistic meta:table-count="0" meta:image-count="0" meta:object-count="0" meta:page-count="1" meta:paragraph-count="40" meta:word-count="257" meta:character-count="1481" meta:non-whitespace-character-count="1275"/>
    <meta:user-defined meta:name="Info 1"/>
    <meta:user-defined meta:name="Info 2"/>
    <meta:user-defined meta:name="Info 3"/>
    <meta:user-defined meta:name="Info 4"/>
  </office:meta>
</office:document-meta>
</file>